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ltaT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C</text:p>
          </table:table-cell>
          <table:table-cell table:number-columns-repeated="2"/>
          <table:table-cell office:value-type="string" calcext:value-type="string">
            <text:p>DeltaT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ROUND(SQRT([.B2]);1)" office:value-type="float" office:value="10.1" calcext:value-type="float">
            <text:p>1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2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ROUND(SQRT([.B3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3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ROUND(SQRT([.B4]);1)" office:value-type="float" office:value="10.1" calcext:value-type="float">
            <text:p>1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4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ROUND(SQRT([.B5]);1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6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6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7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SQRT([.G7]);1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8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8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ROUND(SQRT([.B9]);1)" office:value-type="float" office:value="9.2" calcext:value-type="float">
            <text:p>9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9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ROUND(SQRT([.B10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1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ROUND(SQRT([.B11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11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ROUND(SQRT([.B12]);1)" office:value-type="float" office:value="9.1" calcext:value-type="float">
            <text:p>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12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13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13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formula="of:=ROUND(SQRT([.B14]);1)" office:value-type="float" office:value="8.5" calcext:value-type="float">
            <text:p>8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14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ROUND(SQRT([.B15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15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ROUND(SQRT([.B16]);1)" office:value-type="float" office:value="9.1" calcext:value-type="float">
            <text:p>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16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ROUND(SQRT([.B17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ROUND(SQRT([.G17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ROUND(SQRT([.B18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(SQRT([.G18]);1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ROUND(SQRT([.B19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19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ROUND(SQRT([.B20]);1)" office:value-type="float" office:value="9.2" calcext:value-type="float">
            <text:p>9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(SQRT([.G20]);1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formula="of:=ROUND(SQRT([.B21]);1)" office:value-type="float" office:value="9.1" calcext:value-type="float">
            <text:p>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2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ROUND(SQRT([.B22]);1)" office:value-type="float" office:value="9.2" calcext:value-type="float">
            <text:p>9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22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ROUND(SQRT([.B23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23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ROUND(SQRT([.B24]);1)" office:value-type="float" office:value="10.3" calcext:value-type="float">
            <text:p>10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24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ROUND(SQRT([.B25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2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ROUND(SQRT([.B26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2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ROUND(SQRT([.B27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27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28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SQRT([.G28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29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29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30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ROUND(SQRT([.G30]);1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ROUND(SQRT([.B31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3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32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32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formula="of:=ROUND(SQRT([.B33]);1)" office:value-type="float" office:value="9.1" calcext:value-type="float">
            <text:p>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33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formula="of:=ROUND(SQRT([.B34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34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ROUND(SQRT([.B35]);1)" office:value-type="float" office:value="8.7" calcext:value-type="float">
            <text:p>8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35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ROUND(SQRT([.B36]);1)" office:value-type="float" office:value="10.1" calcext:value-type="float">
            <text:p>1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3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37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37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ROUND(SQRT([.B38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38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ROUND(SQRT([.B39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39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formula="of:=ROUND(SQRT([.B40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SQRT([.G40]);1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41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41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42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42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ROUND(SQRT([.B43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43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ROUND(SQRT([.B44]);1)" office:value-type="float" office:value="8.6" calcext:value-type="float">
            <text:p>8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44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formula="of:=ROUND(SQRT([.B45]);1)" office:value-type="float" office:value="10.4" calcext:value-type="float">
            <text:p>1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45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formula="of:=ROUND(SQRT([.B46]);1)" office:value-type="float" office:value="10.7" calcext:value-type="float">
            <text:p>10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ROUND(SQRT([.G46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formula="of:=ROUND(SQRT([.B47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47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ROUND(SQRT([.B48]);1)" office:value-type="float" office:value="10.1" calcext:value-type="float">
            <text:p>1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48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ROUND(SQRT([.B49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49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ROUND(SQRT([.B50]);1)" office:value-type="float" office:value="10.3" calcext:value-type="float">
            <text:p>10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5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formula="of:=ROUND(SQRT([.B51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51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52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52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formula="of:=ROUND(SQRT([.B53]);1)" office:value-type="float" office:value="10.4" calcext:value-type="float">
            <text:p>1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5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formula="of:=ROUND(SQRT([.B54]);1)" office:value-type="float" office:value="10.4" calcext:value-type="float">
            <text:p>1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54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formula="of:=ROUND(SQRT([.B55]);1)" office:value-type="float" office:value="10.2" calcext:value-type="float">
            <text:p>1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55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ROUND(SQRT([.B56]);1)" office:value-type="float" office:value="7.7" calcext:value-type="float">
            <text:p>7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5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57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57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ROUND(SQRT([.B58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ROUND(SQRT([.G58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ROUND(SQRT([.B59]);1)" office:value-type="float" office:value="9.8" calcext:value-type="float">
            <text:p>9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ROUND(SQRT([.G59]);1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ROUND(SQRT([.B60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60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ROUND(SQRT([.B61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6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ROUND(SQRT([.B62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62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63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63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ROUND(SQRT([.B64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64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ROUND(SQRT([.B65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65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ROUND(SQRT([.B66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66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ROUND(SQRT([.B67]);1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67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ROUND(SQRT([.B68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68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ROUND(SQRT([.B69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6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ROUND(SQRT([.B70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70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ROUND(SQRT([.B71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1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formula="of:=ROUND(SQRT([.B72]);1)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72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73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ROUND(SQRT([.G73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formula="of:=ROUND(SQRT([.B74]);1)" office:value-type="float" office:value="10.1" calcext:value-type="float">
            <text:p>1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74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ROUND(SQRT([.B75]);1)" office:value-type="float" office:value="9.1" calcext:value-type="float">
            <text:p>9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7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ROUND(SQRT([.B76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76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ROUND(SQRT([.B77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77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ROUND(SQRT([.B78]);1)" office:value-type="float" office:value="8.8" calcext:value-type="float">
            <text:p>8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7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ROUND(SQRT([.B79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79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ROUND(SQRT([.B80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80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ROUND(SQRT([.B81]);1)" office:value-type="float" office:value="8.8" calcext:value-type="float">
            <text:p>8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8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ROUND(SQRT([.B82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82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ROUND(SQRT([.B83]);1)" office:value-type="float" office:value="9.3" calcext:value-type="float">
            <text:p>9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83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ROUND(SQRT([.B84]);1)" office:value-type="float" office:value="8.7" calcext:value-type="float">
            <text:p>8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84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ROUND(SQRT([.B85]);1)" office:value-type="float" office:value="8.8" calcext:value-type="float">
            <text:p>8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85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formula="of:=ROUND(SQRT([.B86]);1)" office:value-type="float" office:value="10.5" calcext:value-type="float">
            <text:p>1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8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ROUND(SQRT([.B87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87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OUND(SQRT([.B88]);1)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SQRT([.G88]);1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ROUND(SQRT([.B89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ROUND(SQRT([.G89]);1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90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0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formula="of:=ROUND(SQRT([.B91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91])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formula="of:=ROUND(SQRT([.B92]);1)" office:value-type="float" office:value="8.5" calcext:value-type="float">
            <text:p>8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92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ROUND(SQRT([.B93]);1)" office:value-type="float" office:value="8.9" calcext:value-type="float">
            <text:p>8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93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ROUND(SQRT([.B94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ROUND(SQRT([.G94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ROUND(SQRT([.B95]);1)" office:value-type="float" office:value="8.8" calcext:value-type="float">
            <text:p>8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ROUND(SQRT([.B96]);1)" office:value-type="float" office:value="9.9" calcext:value-type="float">
            <text:p>9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ROUND(SQRT([.G96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ROUND(SQRT([.B97]);1)" office:value-type="float" office:value="9.4" calcext:value-type="float">
            <text:p>9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ROUND(SQRT([.G97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ROUND(SQRT([.B98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QRT([.G98]);1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ROUND(SQRT([.B99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ROUND(SQRT([.G99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ROUND(SQRT([.B100]);1)" office:value-type="float" office:value="9.6" calcext:value-type="float">
            <text:p>9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SQRT([.G100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ROUND(SQRT([.B101]);1)" office:value-type="float" office:value="9.7" calcext:value-type="float">
            <text:p>9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SQRT([.G101]);1)" office:value-type="float" office:value="2.2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2:26:59.349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51:20.692000000</meta:creation-date>
    <dc:date>2019-03-26T22:32:00.811000000</dc:date>
    <meta:editing-duration>PT5M4S</meta:editing-duration>
    <meta:editing-cycles>2</meta:editing-cycles>
    <meta:generator>LibreOffice/5.4.3.2$Windows_X86_64 LibreOffice_project/92a7159f7e4af62137622921e809f8546db437e5</meta:generator>
    <meta:document-statistic meta:table-count="1" meta:cell-count="606" meta:object-count="0"/>
  </office:meta>
</office:document-meta>
</file>